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0.008cm"/>
    </style:style>
    <style:style style:name="co1" style:family="table-column">
      <style:table-column-properties style:column-width="1.986cm" style:use-optimal-column-width="false"/>
    </style:style>
    <style:style style:name="co2" style:family="table-column">
      <style:table-column-properties style:column-width="0.622cm" style:use-optimal-column-width="false"/>
    </style:style>
    <style:style style:name="co3" style:family="table-column">
      <style:table-column-properties style:column-width="1.537cm" style:use-optimal-column-width="false"/>
    </style:style>
    <style:style style:name="co4" style:family="table-column">
      <style:table-column-properties style:column-width="1.521cm" style:use-optimal-column-width="false"/>
    </style:style>
    <style:style style:name="ro1" style:family="table-row">
      <style:table-row-properties style:row-height="0.934cm"/>
    </style:style>
    <style:style style:name="ce1" style:family="table-cell">
      <loext:graphic-properties draw:fill="solid" draw:fill-color="#dfcce4"/>
      <style:paragraph-properties fo:margin-top="0cm" fo:margin-bottom="0cm" fo:text-align="end" fo:border-left="0.03pt solid #ffffff" fo:border-right="none" fo:border-top="0.03pt solid #ffffff" fo:border-bottom="0.03pt solid #ffffff"/>
      <style:text-properties fo:color="#ad649a" style:font-name="Bitstream Vera Sans" fo:font-size="9pt" style:font-size-asian="9pt" style:font-name-complex="Bitstream Vera Sans" style:font-size-complex="9pt"/>
    </style:style>
    <style:style style:name="ce2" style:family="table-cell">
      <loext:graphic-properties draw:fill="solid" draw:fill-color="#ffffff"/>
      <style:paragraph-properties fo:margin-top="0cm" fo:margin-bottom="0cm" fo:text-align="end" fo:border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dfcce4"/>
      <style:paragraph-properties fo:text-align="end" fo:border-left="none" fo:border-right="none" fo:border-top="0.03pt solid #ffffff" fo:border-bottom="0.03pt solid #ffffff"/>
      <style:text-properties fo:color="#ad649a" fo:font-size="9pt" style:font-size-asian="9pt" style:font-size-complex="9pt"/>
    </style:style>
    <style:style style:name="ce4" style:family="table-cell">
      <loext:graphic-properties draw:fill="solid" draw:fill-color="#ffffff"/>
      <style:paragraph-properties fo:margin-top="0cm" fo:margin-bottom="0cm" fo:text-align="end" fo:border="0.03pt solid #ffffff"/>
      <style:text-properties fo:font-size="9pt" style:font-size-asian="9pt" style:font-size-complex="9pt"/>
    </style:style>
    <style:style style:name="ce5" style:family="table-cell">
      <loext:graphic-properties draw:fill="solid" draw:fill-color="#dfcce4"/>
      <style:paragraph-properties fo:margin-top="0cm" fo:margin-bottom="0cm" fo:text-align="end" fo:border-left="none" fo:border-right="none" fo:border-top="0.03pt solid #ffffff" fo:border-bottom="0.03pt solid #ffffff"/>
      <style:text-properties fo:color="#0098cc" fo:font-size="9pt" style:font-size-asian="9pt" style:font-size-complex="9pt"/>
    </style:style>
    <style:style style:name="ce6" style:family="table-cell">
      <loext:graphic-properties draw:fill="solid" draw:fill-color="#dfcce4"/>
      <style:paragraph-properties fo:text-align="end" fo:border-left="none" fo:border-right="none" fo:border-top="0.03pt solid #ffffff" fo:border-bottom="0.03pt solid #ffffff"/>
      <style:text-properties fo:color="#0098cc" fo:font-size="9pt" style:font-size-asian="9pt" style:font-size-complex="9pt"/>
    </style:style>
    <style:style style:name="ce7" style:family="table-cell">
      <loext:graphic-properties draw:fill="solid" draw:fill-color="#dfcce4"/>
      <style:paragraph-properties fo:margin-top="0cm" fo:margin-bottom="0cm" fo:text-align="end" fo:border-left="none" fo:border-right="0.03pt solid #ffffff" fo:border-top="0.03pt solid #ffffff" fo:border-bottom="0.03pt solid #ffffff"/>
      <style:text-properties fo:font-size="9pt" style:font-size-asian="9pt" style:font-size-complex="9pt"/>
    </style:style>
    <style:style style:name="P1" style:family="paragraph">
      <style:paragraph-properties fo:margin-top="0cm" fo:margin-bottom="0cm" fo:text-align="end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T1" style:family="text">
      <style:text-properties fo:color="#ad649a" fo:font-size="9pt" style:font-size-asian="9pt" style:font-size-complex="9pt"/>
    </style:style>
    <style:style style:name="T2" style:family="text">
      <style:text-properties fo:color="#6fb544" fo:font-size="9pt" style:font-size-asian="9pt" style:font-size-complex="9pt"/>
    </style:style>
    <style:style style:name="T3" style:family="text">
      <style:text-properties fo:color="#0098cc" fo:font-size="9pt" style:font-size-asian="9pt" style:font-size-complex="9pt"/>
    </style:style>
    <style:style style:name="T4" style:family="text">
      <style:text-properties fo:color="#c47925" fo:font-size="9pt" style:font-size-asian="9pt" style:font-size-complex="9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10.605cm" svg:height="1.328cm" svg:x="5.064cm" svg:y="15.171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2"/>
              <table:table-column table:style-name="co3"/>
              <table:table-column table:style-name="co2"/>
              <table:table-column table:style-name="co3"/>
              <table:table-column table:style-name="co2"/>
              <table:table-column table:style-name="co4"/>
              <table:table-row table:style-name="ro1" table:default-cell-style-name="ce4">
                <table:table-cell table:style-name="ce1">
                  <text:p text:style-name="P1"><text:span text:style-name="T1"/></text:p>
                  <text:p text:style-name="P1"><text:span text:style-name="T1"/></text:p>
                  <text:p text:style-name="P1"><text:span text:style-name="T1">7 </text:span></text:p>
                </table:table-cell>
                <table:table-cell table:style-name="ce2"/>
                <table:table-cell table:style-name="ce3">
                  <text:p text:style-name="P2"><text:span text:style-name="T1">7 </text:span></text:p>
                  <text:p text:style-name="P1"><text:span text:style-name="T2"/></text:p>
                  <text:p text:style-name="P1"><text:span text:style-name="T2">3 </text:span></text:p>
                </table:table-cell>
                <table:table-cell/>
                <table:table-cell table:style-name="ce5">
                  <text:p text:style-name="P1"><text:span text:style-name="T3"/></text:p>
                  <text:p text:style-name="P1"><text:span text:style-name="T3"/></text:p>
                  <text:p text:style-name="P1"><text:span text:style-name="T3">10 </text:span></text:p>
                </table:table-cell>
                <table:table-cell/>
                <table:table-cell table:style-name="ce6">
                  <text:p text:style-name="P2"><text:span text:style-name="T3">10 </text:span></text:p>
                  <text:p text:style-name="P1"><text:span text:style-name="T4"/></text:p>
                  <text:p text:style-name="P1"><text:span text:style-name="T4">5 </text:span></text:p>
                </table:table-cell>
                <table:table-cell/>
                <table:table-cell table:style-name="ce7">
                  <text:p text:style-name="P1"><text:span text:style-name="T5"/></text:p>
                  <text:p text:style-name="P1"><text:span text:style-name="T5"/></text:p>
                  <text:p text:style-name="P1"><text:span text:style-name="T5">50 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1" draw:text-style-name="P3" draw:layer="layout" svg:width="0.508cm" svg:height="1.905cm" svg:x="5.064cm" svg:y="15.09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2:04:51.555277303</meta:creation-date>
    <dc:date>2018-02-22T12:21:00.723423189</dc:date>
    <meta:editing-duration>PT10M17S</meta:editing-duration>
    <meta:editing-cycles>2</meta:editing-cycles>
    <meta:generator>LibreOffice/6.0.0.3$MacOSX_X86_64 LibreOffice_project/64a0f66915f38c6217de274f0aa8e15618924765</meta:generator>
    <meta:document-statistic meta:object-count="3"/>
  </office:meta>
</office:document-meta>
</file>